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d85c" officeooo:paragraph-rsid="000ed85c"/>
    </style:style>
    <style:style style:name="P2" style:family="paragraph" style:parent-style-name="Standard">
      <style:text-properties officeooo:rsid="000ed85c" officeooo:paragraph-rsid="00135831"/>
    </style:style>
    <style:style style:name="P3" style:family="paragraph" style:parent-style-name="Standard">
      <style:text-properties style:text-underline-style="solid" style:text-underline-width="auto" style:text-underline-color="font-color" fo:font-weight="bold" officeooo:rsid="000ed85c" officeooo:paragraph-rsid="000ed85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5831" officeooo:paragraph-rsid="0013583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5540b" officeooo:paragraph-rsid="0015540b"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5540b" officeooo:paragraph-rsid="001694a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5540b" officeooo:paragraph-rsid="0019f7d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9f7dc" officeooo:paragraph-rsid="0019f7dc" style:font-weight-asian="bold" style:font-weight-complex="bold"/>
    </style:style>
    <style:style style:name="P9" style:family="paragraph" style:parent-style-name="Standard">
      <style:text-properties style:text-underline-style="none" fo:font-weight="normal" officeooo:rsid="000ed85c" officeooo:paragraph-rsid="000ed85c" style:font-weight-asian="normal" style:font-weight-complex="normal"/>
    </style:style>
    <style:style style:name="P10" style:family="paragraph" style:parent-style-name="Standard">
      <style:text-properties style:text-underline-style="none" fo:font-weight="normal" officeooo:rsid="00135831" officeooo:paragraph-rsid="00135831" style:font-weight-asian="normal" style:font-weight-complex="normal"/>
    </style:style>
    <style:style style:name="P11" style:family="paragraph" style:parent-style-name="Standard">
      <style:text-properties style:text-underline-style="none" fo:font-weight="normal" officeooo:rsid="00135831" officeooo:paragraph-rsid="001660be" style:font-weight-asian="normal" style:font-weight-complex="normal"/>
    </style:style>
    <style:style style:name="P12" style:family="paragraph" style:parent-style-name="Standard">
      <style:text-properties style:text-underline-style="none" fo:font-weight="bold" officeooo:rsid="0015540b" officeooo:paragraph-rsid="0015540b" style:font-weight-asian="bold" style:font-weight-complex="bold"/>
    </style:style>
    <style:style style:name="P13" style:family="paragraph" style:parent-style-name="Standard">
      <style:text-properties style:text-underline-style="none" fo:font-weight="bold" officeooo:rsid="0015540b" officeooo:paragraph-rsid="001660be" style:font-weight-asian="bold" style:font-weight-complex="bold"/>
    </style:style>
    <style:style style:name="P14" style:family="paragraph" style:parent-style-name="Standard">
      <style:text-properties officeooo:paragraph-rsid="000ed85c"/>
    </style:style>
    <style:style style:name="P15" style:family="paragraph" style:parent-style-name="Text_20_body">
      <style:text-properties officeooo:rsid="000ed85c" officeooo:paragraph-rsid="00135831"/>
    </style:style>
    <style:style style:name="P16" style:family="paragraph" style:parent-style-name="Text_20_body">
      <style:text-properties officeooo:rsid="00135831" officeooo:paragraph-rsid="00135831"/>
    </style:style>
    <style:style style:name="P17" style:family="paragraph" style:parent-style-name="Text_20_body">
      <style:text-properties officeooo:paragraph-rsid="00135831"/>
    </style:style>
    <style:style style:name="P18" style:family="paragraph" style:parent-style-name="Text_20_body">
      <style:text-properties officeooo:rsid="001e8d3d" officeooo:paragraph-rsid="001e8d3d"/>
    </style:style>
    <style:style style:name="P19" style:family="paragraph" style:parent-style-name="Table_20_Contents">
      <style:paragraph-properties fo:text-align="center" style:justify-single-word="false"/>
      <style:text-properties fo:font-weight="bold" officeooo:rsid="00135831" officeooo:paragraph-rsid="00135831" style:font-weight-asian="bold" style:font-weight-complex="bold"/>
    </style:style>
    <style:style style:name="P20" style:family="paragraph" style:parent-style-name="Table_20_Contents">
      <style:paragraph-properties fo:text-align="center" style:justify-single-word="false"/>
      <style:text-properties officeooo:rsid="00135831" officeooo:paragraph-rsid="00135831"/>
    </style:style>
    <style:style style:name="P21" style:family="paragraph" style:parent-style-name="Table_20_Contents">
      <style:paragraph-properties fo:text-align="center" style:justify-single-word="false"/>
    </style:style>
    <style:style style:name="T1" style:family="text">
      <style:text-properties officeooo:rsid="000ed85c"/>
    </style:style>
    <style:style style:name="T2" style:family="text">
      <style:text-properties fo:font-style="italic"/>
    </style:style>
    <style:style style:name="T3" style:family="text">
      <style:text-properties officeooo:rsid="000fb514"/>
    </style:style>
    <style:style style:name="T4" style:family="text">
      <style:text-properties officeooo:rsid="000fc4fe"/>
    </style:style>
    <style:style style:name="T5" style:family="text">
      <style:text-properties officeooo:rsid="00106351"/>
    </style:style>
    <style:style style:name="T6" style:family="text">
      <style:text-properties officeooo:rsid="0011a41a"/>
    </style:style>
    <style:style style:name="T7" style:family="text">
      <style:text-properties fo:font-weight="bold" officeooo:rsid="00135831" style:font-weight-asian="bold" style:font-weight-complex="bold"/>
    </style:style>
    <style:style style:name="T8" style:family="text">
      <style:text-properties fo:font-weight="bold" officeooo:rsid="0015540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5831" style:font-weight-asian="normal" style:font-weight-complex="normal"/>
    </style:style>
    <style:style style:name="T11" style:family="text">
      <style:text-properties officeooo:rsid="0015540b"/>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694a5" style:font-weight-asian="normal" style:font-weight-complex="normal"/>
    </style:style>
    <style:style style:name="T14" style:family="text">
      <style:text-properties style:text-underline-style="none" fo:font-weight="normal" officeooo:rsid="0017fe86" style:font-weight-asian="normal" style:font-weight-complex="normal"/>
    </style:style>
    <style:style style:name="T15" style:family="text">
      <style:text-properties style:text-underline-style="none" fo:font-weight="normal" officeooo:rsid="0019f7dc" style:font-weight-asian="normal" style:font-weight-complex="normal"/>
    </style:style>
    <style:style style:name="T16" style:family="text">
      <style:text-properties style:text-underline-style="none"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officeooo:rsid="001dc1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1</text:p>
      <text:p text:style-name="P14"/>
      <text:p text:style-name="P3">Problem 1</text:p>
      <text:p text:style-name="P9"/>
      <text:p text:style-name="P2"><text:span text:style-name="T7">a.</text:span> If we try to parallelize the <text:span text:style-name="T2">for i</text:span> loop (the outer loop), which variables should be private and which should be shared?</text:p>
      <text:p text:style-name="P2"/>
      <text:p text:style-name="P2">j and count should <text:span text:style-name="T5">both</text:span> be private and the arr<text:span text:style-name="T5">ays, a and temp, and variable I can</text:span> be shared. <text:span text:style-name="T6">There is little difference whether I is private or shared since it’s value will always be different between each individual thread</text:span></text:p>
      <text:p text:style-name="P1"/>
      <text:p text:style-name="P15"><text:span text:style-name="T7">b.</text:span> If we parallelize the <text:span text:style-name="T2">for i</text:span> loop using the scoping you specified in the previous part, are there any loop-carried dependences? Explain your answer.</text:p>
      <text:p text:style-name="P1">The array, a, is a loop carried dependency as it is possible that multiple threads could try to read from or modify the same index. This is handled in the serial program by counting j &lt; I, but multiple threads could be trying to compare values at the same <text:span text:style-name="T4">j </text:span>index simultaneously <text:span text:style-name="T4">since they are private </text:span>in a parallelized version, causing a race condition.</text:p>
      <text:p text:style-name="P1"/>
      <text:p text:style-name="P2"><text:span text:style-name="T7">c. </text:span><text:span text:style-name="T10">Can we parallelize the call to memcpy (i.e. can we modify the code so that this part of the function will be parallelizable)? If no, why not? If yes, how ... and how effective do we expect it to be?</text:span></text:p>
      <text:p text:style-name="P2"><text:span text:style-name="T7"/></text:p>
      <text:p text:style-name="P2">No, the call to memcpy cannot be parallelized. Memcpy is not bound by the cpu and giving it multiple threads will not speed up the necessary time needed to access memory to replace the existing array with the new temporary array we created. We could write our own function to copy the array values and parallelize that, but it likely would not result in a significant improvement in run time. Modern computer systems are shared memory space which means that threads will still need to compete with each other to modify the same address space, especially in an array where the entire block of memory is contiguous. <text:span text:style-name="T3">T</text:span>his could be potentially mitigated by ensuri<text:span text:style-name="T3">ng</text:span> we allocate the <text:span text:style-name="T3">the number of bytes in the cpu’s data cache line for each element in the array to guarantee only one thread is accessing that address,</text:span> but it would be system specific and would not be a global gain for any given computer <text:span text:style-name="T3">and could require more overall memory than what is necessary.</text:span></text:p>
      <text:p text:style-name="P2"/>
      <text:p text:style-name="P15"><text:span text:style-name="T7">e.</text:span> Provide compilation instructions for your program.</text:p>
      <text:p text:style-name="P16">Enter following compilation command: gcc -fopenmp count_sort.c</text:p>
      <text:p text:style-name="P16">To run: ./a.out &lt;array size&gt; &lt;# threads&gt; (ex: ./a.out 1000 4)</text:p>
      <text:p text:style-name="P16">Ouput includes runtimes for serial program, parallel program, and the number of threads used in parallel region</text:p>
      <text:p text:style-name="P15"><text:span text:style-name="T7"/></text:p>
      <text:p text:style-name="P15"><text:span text:style-name="T7"/></text:p>
      <text:p text:style-name="P15"><text:span text:style-name="T7"/></text:p>
      <text:p text:style-name="P15"><text:span text:style-name="T7"/></text:p>
      <text:p text:style-name="P15"><text:soft-page-break/><text:span text:style-name="T7">f.</text:span> How does the performance of your parallelization of Count sort compare to serial Count sort (provide a table, for a number of thread values)? How does it compare to the serial qsort library function (see <text:a xlink:type="simple" xlink:href="http://www.tutorialspoint.com/c_standard_library/c_function_qsort.htm" text:style-name="Internet_20_link" text:visited-style-name="Visited_20_Internet_20_Link">http://www.tutorialspoint.com/c_standard_library/c_function_qsort.htm</text:a>)?</text:p>
      <text:p text:style-name="P16">(run times for 10k element array)</text:p>
      <table:table table:name="Table1" table:style-name="Table1">
        <table:table-column table:style-name="Table1.A" table:number-columns-repeated="4"/>
        <table:table-row>
          <table:table-cell table:style-name="Table1.A1" office:value-type="string">
            <text:p text:style-name="P19"># of threads</text:p>
          </table:table-cell>
          <table:table-cell table:style-name="Table1.A1" office:value-type="string">
            <text:p text:style-name="P19">Runtime Serial </text:p>
          </table:table-cell>
          <table:table-cell table:style-name="Table1.A1" office:value-type="string">
            <text:p text:style-name="P19">Runtime Parallel</text:p>
          </table:table-cell>
          <table:table-cell table:style-name="Table1.D1" office:value-type="string">
            <text:p text:style-name="P19">Runtime QSort</text:p>
          </table:table-cell>
        </table:table-row>
        <table:table-row>
          <table:table-cell table:style-name="Table1.A2" office:value-type="string">
            <text:p text:style-name="P20">1</text:p>
          </table:table-cell>
          <table:table-cell table:style-name="Table1.A2" office:value-type="string">
            <text:p text:style-name="P21">.<text:span text:style-name="T11">280663</text:span></text:p>
          </table:table-cell>
          <table:table-cell table:style-name="Table1.A2" office:value-type="string">
            <text:p text:style-name="P21">.<text:span text:style-name="T11">331919</text:span></text:p>
          </table:table-cell>
          <table:table-cell table:style-name="Table1.D2" office:value-type="string">
            <text:p text:style-name="P21">.<text:span text:style-name="T18">000303</text:span></text:p>
          </table:table-cell>
        </table:table-row>
        <table:table-row>
          <table:table-cell table:style-name="Table1.A2" office:value-type="string">
            <text:p text:style-name="P20">2</text:p>
          </table:table-cell>
          <table:table-cell table:style-name="Table1.A2" office:value-type="string">
            <text:p text:style-name="P21">.<text:span text:style-name="T11">280737</text:span></text:p>
          </table:table-cell>
          <table:table-cell table:style-name="Table1.A2" office:value-type="string">
            <text:p text:style-name="P21">.<text:span text:style-name="T11">170243</text:span></text:p>
          </table:table-cell>
          <table:table-cell table:style-name="Table1.D2" office:value-type="string">
            <text:p text:style-name="P21">.<text:span text:style-name="T18">000303</text:span></text:p>
          </table:table-cell>
        </table:table-row>
        <table:table-row>
          <table:table-cell table:style-name="Table1.A2" office:value-type="string">
            <text:p text:style-name="P20">3</text:p>
          </table:table-cell>
          <table:table-cell table:style-name="Table1.A2" office:value-type="string">
            <text:p text:style-name="P21">.<text:span text:style-name="T11">287879</text:span></text:p>
          </table:table-cell>
          <table:table-cell table:style-name="Table1.A2" office:value-type="string">
            <text:p text:style-name="P21">.<text:span text:style-name="T11">113521</text:span></text:p>
          </table:table-cell>
          <table:table-cell table:style-name="Table1.D2" office:value-type="string">
            <text:p text:style-name="P21">.<text:span text:style-name="T18">000304</text:span></text:p>
          </table:table-cell>
        </table:table-row>
        <table:table-row>
          <table:table-cell table:style-name="Table1.A2" office:value-type="string">
            <text:p text:style-name="P20">4</text:p>
          </table:table-cell>
          <table:table-cell table:style-name="Table1.A2" office:value-type="string">
            <text:p text:style-name="P21">.<text:span text:style-name="T11">280327</text:span></text:p>
          </table:table-cell>
          <table:table-cell table:style-name="Table1.A2" office:value-type="string">
            <text:p text:style-name="P21">.<text:span text:style-name="T11">086311</text:span></text:p>
          </table:table-cell>
          <table:table-cell table:style-name="Table1.D2" office:value-type="string">
            <text:p text:style-name="P21">.<text:span text:style-name="T18">000302</text:span></text:p>
          </table:table-cell>
        </table:table-row>
        <table:table-row>
          <table:table-cell table:style-name="Table1.A2" office:value-type="string">
            <text:p text:style-name="P20">5</text:p>
          </table:table-cell>
          <table:table-cell table:style-name="Table1.A2" office:value-type="string">
            <text:p text:style-name="P21">.<text:span text:style-name="T11">287366</text:span></text:p>
          </table:table-cell>
          <table:table-cell table:style-name="Table1.A2" office:value-type="string">
            <text:p text:style-name="P21">.<text:span text:style-name="T11">103687</text:span></text:p>
          </table:table-cell>
          <table:table-cell table:style-name="Table1.D2" office:value-type="string">
            <text:p text:style-name="P21">.<text:span text:style-name="T18">000303</text:span></text:p>
          </table:table-cell>
        </table:table-row>
        <table:table-row>
          <table:table-cell table:style-name="Table1.A2" office:value-type="string">
            <text:p text:style-name="P20">6</text:p>
          </table:table-cell>
          <table:table-cell table:style-name="Table1.A2" office:value-type="string">
            <text:p text:style-name="P21">.<text:span text:style-name="T11">281192</text:span></text:p>
          </table:table-cell>
          <table:table-cell table:style-name="Table1.A2" office:value-type="string">
            <text:p text:style-name="P21">.<text:span text:style-name="T11">090507</text:span></text:p>
          </table:table-cell>
          <table:table-cell table:style-name="Table1.D2" office:value-type="string">
            <text:p text:style-name="P21">.<text:span text:style-name="T18">000302</text:span></text:p>
          </table:table-cell>
        </table:table-row>
        <table:table-row>
          <table:table-cell table:style-name="Table1.A2" office:value-type="string">
            <text:p text:style-name="P20">7</text:p>
          </table:table-cell>
          <table:table-cell table:style-name="Table1.A2" office:value-type="string">
            <text:p text:style-name="P21">.<text:span text:style-name="T11">280879</text:span></text:p>
          </table:table-cell>
          <table:table-cell table:style-name="Table1.A2" office:value-type="string">
            <text:p text:style-name="P21">.<text:span text:style-name="T11">086640</text:span></text:p>
          </table:table-cell>
          <table:table-cell table:style-name="Table1.D2" office:value-type="string">
            <text:p text:style-name="P21">.<text:span text:style-name="T18">000304</text:span></text:p>
          </table:table-cell>
        </table:table-row>
        <table:table-row>
          <table:table-cell table:style-name="Table1.A2" office:value-type="string">
            <text:p text:style-name="P20">8</text:p>
          </table:table-cell>
          <table:table-cell table:style-name="Table1.A2" office:value-type="string">
            <text:p text:style-name="P21">.<text:span text:style-name="T11">279858</text:span></text:p>
          </table:table-cell>
          <table:table-cell table:style-name="Table1.A2" office:value-type="string">
            <text:p text:style-name="P21">.<text:span text:style-name="T11">090079</text:span></text:p>
          </table:table-cell>
          <table:table-cell table:style-name="Table1.D2" office:value-type="string">
            <text:p text:style-name="P21">.<text:span text:style-name="T18">000302</text:span></text:p>
          </table:table-cell>
        </table:table-row>
        <table:table-row>
          <table:table-cell table:style-name="Table1.A2" office:value-type="string">
            <text:p text:style-name="P20">9</text:p>
          </table:table-cell>
          <table:table-cell table:style-name="Table1.A2" office:value-type="string">
            <text:p text:style-name="P21">.<text:span text:style-name="T11">280387</text:span></text:p>
          </table:table-cell>
          <table:table-cell table:style-name="Table1.A2" office:value-type="string">
            <text:p text:style-name="P21">.<text:span text:style-name="T11">098892</text:span></text:p>
          </table:table-cell>
          <table:table-cell table:style-name="Table1.D2" office:value-type="string">
            <text:p text:style-name="P21">.<text:span text:style-name="T18">000303</text:span></text:p>
          </table:table-cell>
        </table:table-row>
        <table:table-row>
          <table:table-cell table:style-name="Table1.A2" office:value-type="string">
            <text:p text:style-name="P20">10</text:p>
          </table:table-cell>
          <table:table-cell table:style-name="Table1.A2" office:value-type="string">
            <text:p text:style-name="P21">.<text:span text:style-name="T11">280325</text:span></text:p>
          </table:table-cell>
          <table:table-cell table:style-name="Table1.A2" office:value-type="string">
            <text:p text:style-name="P21">.<text:span text:style-name="T11">090363</text:span></text:p>
          </table:table-cell>
          <table:table-cell table:style-name="Table1.D2" office:value-type="string">
            <text:p text:style-name="P21">.<text:span text:style-name="T18">000303</text:span></text:p>
          </table:table-cell>
        </table:table-row>
        <table:table-row>
          <table:table-cell table:style-name="Table1.A2" office:value-type="string">
            <text:p text:style-name="P20">11</text:p>
          </table:table-cell>
          <table:table-cell table:style-name="Table1.A2" office:value-type="string">
            <text:p text:style-name="P21">.<text:span text:style-name="T11">280011</text:span></text:p>
          </table:table-cell>
          <table:table-cell table:style-name="Table1.A2" office:value-type="string">
            <text:p text:style-name="P21">.<text:span text:style-name="T11">095519</text:span></text:p>
          </table:table-cell>
          <table:table-cell table:style-name="Table1.D2" office:value-type="string">
            <text:p text:style-name="P21">.<text:span text:style-name="T18">000304</text:span></text:p>
          </table:table-cell>
        </table:table-row>
        <table:table-row>
          <table:table-cell table:style-name="Table1.A2" office:value-type="string">
            <text:p text:style-name="P20">12</text:p>
          </table:table-cell>
          <table:table-cell table:style-name="Table1.A2" office:value-type="string">
            <text:p text:style-name="P21">.<text:span text:style-name="T11">288525</text:span></text:p>
          </table:table-cell>
          <table:table-cell table:style-name="Table1.A2" office:value-type="string">
            <text:p text:style-name="P21">.<text:span text:style-name="T11">097416</text:span></text:p>
          </table:table-cell>
          <table:table-cell table:style-name="Table1.D2" office:value-type="string">
            <text:p text:style-name="P21">.<text:span text:style-name="T18">000302</text:span></text:p>
          </table:table-cell>
        </table:table-row>
      </table:table>
      <text:p text:style-name="P17"/>
      <text:p text:style-name="P18">The parallel count sort was significantly slower than the serial sort with a single thread as expected because of the overhead of openmp. After increasing the # of the threads, the benefits of parallelization become clear and it speeds up significantly. Qsort is over 300 times faster than the parallel count sort and close to 1000 times faster than the serial version.</text:p>
      <text:p text:style-name="P4"/>
      <text:p text:style-name="P4">Problem 2</text:p>
      <text:p text:style-name="P4"/>
      <text:p text:style-name="P11"><text:span text:style-name="T8">a.</text:span> <text:span text:style-name="T1">What is the impact of setting the environment variable OMP_NUM_THREADS?  When does its  value impact your helloworld program (at compile time or at run time), and how do you know this?</text:span></text:p>
      <text:p text:style-name="P11"/>
      <text:p text:style-name="P11"><text:span text:style-name="T11">For each thread the run time for the parallel version was reduced by approximately half. The overhead of openmp makes the problem significantly slower when running 1 thread, but the runtime improves significantly for each additional thread. This impact is done at runtime since the number of threads can be changed for each execution after the program has been compiled.</text:span></text:p>
      <text:p text:style-name="P10"/>
      <text:p text:style-name="P13">b.<text:span text:style-name="T9"> What are other ways (within openmp) to set the number of threads active during a structured block?</text:span></text:p>
      <text:p text:style-name="P13"><text:span text:style-name="T9"/></text:p>
      <text:p text:style-name="P13"><text:span text:style-name="T9">The number of threads can be set in the program using the omp_set_num_threads function, additionally it can be set in the pragma omp parallel statement by providing a value for num_threads</text:span></text:p>
      <text:p text:style-name="P12"><text:span text:style-name="T9">ex. #pragma omp parallel for num_threads(4) </text:span></text:p>
      <text:p text:style-name="P4"/>
      <text:p text:style-name="P5"/>
      <text:p text:style-name="P5"><text:soft-page-break/>Problem 3</text:p>
      <text:p text:style-name="P5"><text:span text:style-name="T12"/></text:p>
      <text:p text:style-name="P6"><text:span text:style-name="T12">(a) Devise formulas for the functions that calculate </text:span><text:span text:style-name="T16">my_first_i</text:span><text:span text:style-name="T12"> and </text:span><text:span text:style-name="T16">my_last_i</text:span><text:span text:style-name="T12"> in the global sum example. Each core should be assigned roughly the same number of elements of computations in the loop. Hint: First consider the case when n is evenly divisible by p.</text:span></text:p>
      <text:p text:style-name="P7"><text:span text:style-name="T13">my_first_i = n / </text:span><text:span text:style-name="T14">omp_get_num_threads()</text:span><text:span text:style-name="T13"> * omp_get_thread_num() </text:span><text:span text:style-name="T15">+ </text:span></text:p>
      <text:p text:style-name="P7"><text:span text:style-name="T15"><text:tab/>(omp_get_thread_num() &lt; (n % omp_get_num_threads()) ? omp_get_thread_num() : (n &amp; <text:tab/>omp_get_num_threads()))</text:span><text:span text:style-name="T13">;</text:span></text:p>
      <text:p text:style-name="P8"><text:span text:style-name="T13"># </text:span><text:span text:style-name="T12">if n is not divisible by p, the first n % p cores receive 1 additional i to process</text:span></text:p>
      <text:p text:style-name="P7"><text:span text:style-name="T13"/></text:p>
      <text:p text:style-name="P7"><text:span text:style-name="T13">my_last_i = </text:span><text:span text:style-name="T15">my_first_i + (n / omp_get_num_threads() - 1) <text:s/>+</text:span></text:p>
      <text:p text:style-name="P7"><text:span text:style-name="T15"><text:tab/>(omp_get_thread_num() &lt; (n % omp_get_num_threads()) ? 1 : 0)</text:span><text:span text:style-name="T12"><text:line-break/><text:line-break/><text:line-break/>(b) Write pseudo-code for the tree-structured global sum illustrated in Figure 1.1. Assume the number of cores is a power of two (1, 2, 4, 8, ...).</text:span></text:p>
      <text:p text:style-name="Text_20_body">Hints: Use a variable <text:span text:style-name="T2">divisor</text:span> to determine whether a core should <text:span text:style-name="T17">send</text:span> its sum or <text:span text:style-name="T17">receive and add</text:span>. The <text:span text:style-name="T2">divisor</text:span> should start with the value 2 and be doubled after each iteration. Also use a variable <text:span text:style-name="T2">core_difference</text:span> to determine which core should be partnered with the current core. It should start with the value 1 and also be doubled after each iteration. For example, in the first iteration 0 % divisor = 0 and 1 % divisor = 1, so 0 receives and adds, while 1 sends. Also in the first iteration 0 + <text:span text:style-name="T2">core_difference</text:span> = 1 and 1 − <text:span text:style-name="T2">core_difference</text:span> = 0, so 0 and 1 are paired in the first iteration. </text:p>
      <text:p text:style-name="Text_20_body"/>
      <text:p text:style-name="P5"><text:span text:style-name="T1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11:52:17.454499920</meta:creation-date>
    <dc:date>2019-01-21T18:45:36.874928409</dc:date>
    <meta:editing-duration>PT40M6S</meta:editing-duration>
    <meta:editing-cycles>5</meta:editing-cycles>
    <meta:generator>LibreOffice/5.4.6.2$Linux_X86_64 LibreOffice_project/40m0$Build-2</meta:generator>
    <meta:document-statistic meta:table-count="1" meta:image-count="0" meta:object-count="0" meta:page-count="3" meta:paragraph-count="81" meta:word-count="962" meta:character-count="5602" meta:non-whitespace-character-count="4709"/>
  </office:meta>
</office:document-meta>
</file>